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DatagramSocketFactory.createDatagramSo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gramSocketFactory.createDatagramSocket( int port , InetAddress lad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gramSocketFactory.createDatagramSocke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